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4pt" style:font-size-asian="14pt" style:font-size-complex="14pt"/>
    </style:style>
    <style:style style:name="P2" style:family="paragraph" style:parent-style-name="Standard">
      <style:text-properties style:font-name="Bitstream Vera Sans" fo:font-size="14pt" officeooo:rsid="000b2868" officeooo:paragraph-rsid="000b2868" style:font-size-asian="14pt" style:font-size-complex="14pt"/>
    </style:style>
    <style:style style:name="P3" style:family="paragraph" style:parent-style-name="Standard">
      <style:text-properties style:font-name="Bitstream Vera Sans" fo:font-size="14pt" fo:letter-spacing="0.025cm" officeooo:paragraph-rsid="000b3fc5" style:font-size-asian="14pt" style:font-size-complex="14pt"/>
    </style:style>
    <style:style style:name="P4" style:family="paragraph" style:parent-style-name="Standard">
      <style:text-properties style:font-name="Bitstream Vera Sans" fo:font-size="14pt" fo:letter-spacing="0.025cm" officeooo:paragraph-rsid="000b3fc5" fo:background-color="transparent" style:font-size-asian="14pt" style:font-size-complex="14pt"/>
    </style:style>
    <style:style style:name="P5" style:family="paragraph" style:parent-style-name="Standard">
      <style:text-properties style:font-name="Ubuntu Mono"/>
    </style:style>
    <style:style style:name="P6" style:family="paragraph" style:parent-style-name="Standard">
      <style:text-properties style:font-name="Ubuntu Mono" officeooo:paragraph-rsid="000b3fc5"/>
    </style:style>
    <style:style style:name="P7" style:family="paragraph" style:parent-style-name="Standard">
      <style:text-properties style:font-name="Bitstream Vera Sans" fo:font-size="14pt" fo:letter-spacing="0.025cm" officeooo:rsid="000b2868" officeooo:paragraph-rsid="000df5d6" style:font-size-asian="14pt" style:font-size-complex="14pt"/>
    </style:style>
    <style:style style:name="P8" style:family="paragraph" style:parent-style-name="Standard">
      <style:text-properties style:font-name="Bitstream Vera Sans" fo:font-size="14pt" officeooo:rsid="000b2868" officeooo:paragraph-rsid="000b3fc5" style:font-size-asian="14pt" style:font-size-complex="14pt"/>
    </style:style>
    <style:style style:name="P9" style:family="paragraph" style:parent-style-name="Standard">
      <style:text-properties style:font-name="Bitstream Vera Sans" fo:font-size="14pt" officeooo:rsid="000b2868" officeooo:paragraph-rsid="000df5d6" style:font-size-asian="14pt" style:font-size-complex="14pt"/>
    </style:style>
    <style:style style:name="P10" style:family="paragraph" style:parent-style-name="Standard">
      <style:text-properties style:font-name="Bitstream Vera Sans" fo:font-size="14pt" officeooo:rsid="000b2868" officeooo:paragraph-rsid="000df5d6" fo:background-color="transparent" style:font-size-asian="14pt" style:font-size-complex="14pt"/>
    </style:style>
    <style:style style:name="P11" style:family="paragraph" style:parent-style-name="Standard">
      <style:text-properties style:font-name="Bitstream Vera Sans" fo:font-size="14pt" fo:letter-spacing="normal" officeooo:paragraph-rsid="000b3fc5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Bitstream Vera Sans" fo:font-size="14pt" fo:letter-spacing="normal" officeooo:rsid="000b2868" officeooo:paragraph-rsid="000b2868" style:font-size-asian="14pt" style:font-size-complex="14pt"/>
    </style:style>
    <style:style style:name="T1" style:family="text">
      <style:text-properties fo:background-color="#ffaaaa" loext:char-shading-value="0"/>
    </style:style>
    <style:style style:name="T2" style:family="text">
      <style:text-properties fo:background-color="#ffaaaa" loext:char-shading-value="0"/>
    </style:style>
    <style:style style:name="T3" style:family="text">
      <style:text-properties fo:background-color="#ffeeaa" loext:char-shading-value="0"/>
    </style:style>
    <style:style style:name="T4" style:family="text">
      <style:text-properties fo:background-color="#ffeeaa" loext:char-shading-value="0"/>
    </style:style>
    <style:style style:name="T5" style:family="text">
      <style:text-properties fo:background-color="#afe9c6" loext:char-shading-value="0"/>
    </style:style>
    <style:style style:name="T6" style:family="text">
      <style:text-properties fo:background-color="#afe9c6" loext:char-shading-value="0"/>
    </style:style>
    <style:style style:name="T7" style:family="text">
      <style:text-properties fo:background-color="#afc6e9" loext:char-shading-value="0"/>
    </style:style>
    <style:style style:name="T8" style:family="text">
      <style:text-properties fo:background-color="#afc6e9" loext:char-shading-value="0"/>
    </style:style>
    <style:style style:name="T9" style:family="text">
      <style:text-properties fo:background-color="#ddafe9" loext:char-shading-value="0"/>
    </style:style>
    <style:style style:name="T10" style:family="text">
      <style:text-properties fo:background-color="#ddafe9" loext:char-shading-value="0"/>
    </style:style>
    <style:style style:name="T11" style:family="text">
      <style:text-properties fo:letter-spacing="0.025cm"/>
    </style:style>
    <style:style style:name="T12" style:family="text">
      <style:text-properties fo:letter-spacing="0.025cm" fo:background-color="#ffaaaa" loext:char-shading-value="0"/>
    </style:style>
    <style:style style:name="T13" style:family="text">
      <style:text-properties fo:letter-spacing="0.025cm" fo:background-color="#ffaaaa" loext:char-shading-value="0"/>
    </style:style>
    <style:style style:name="T14" style:family="text">
      <style:text-properties fo:letter-spacing="0.025cm" fo:background-color="#ffeeaa" loext:char-shading-value="0"/>
    </style:style>
    <style:style style:name="T15" style:family="text">
      <style:text-properties fo:letter-spacing="0.025cm" fo:background-color="#ffeeaa" loext:char-shading-value="0"/>
    </style:style>
    <style:style style:name="T16" style:family="text">
      <style:text-properties fo:letter-spacing="0.025cm" fo:background-color="#afe9c6" loext:char-shading-value="0"/>
    </style:style>
    <style:style style:name="T17" style:family="text">
      <style:text-properties fo:letter-spacing="0.025cm" fo:background-color="#afe9c6" loext:char-shading-value="0"/>
    </style:style>
    <style:style style:name="T18" style:family="text">
      <style:text-properties fo:letter-spacing="0.025cm" fo:background-color="#afc6e9" loext:char-shading-value="0"/>
    </style:style>
    <style:style style:name="T19" style:family="text">
      <style:text-properties fo:letter-spacing="0.025cm" fo:background-color="#afc6e9" loext:char-shading-value="0"/>
    </style:style>
    <style:style style:name="T20" style:family="text">
      <style:text-properties fo:letter-spacing="0.025cm" fo:background-color="#ddafe9" loext:char-shading-value="0"/>
    </style:style>
    <style:style style:name="T21" style:family="text">
      <style:text-properties fo:letter-spacing="0.025cm" fo:background-color="#ddafe9" loext:char-shading-value="0"/>
    </style:style>
    <style:style style:name="T22" style:family="text">
      <style:text-properties fo:letter-spacing="0.025cm" officeooo:rsid="000df5d6" fo:background-color="#ddafe9" loext:char-shading-value="0"/>
    </style:style>
    <style:style style:name="T23" style:family="text">
      <style:text-properties fo:letter-spacing="0.025cm" fo:background-color="#ffffff"/>
    </style:style>
    <style:style style:name="T24" style:family="text">
      <style:text-properties fo:background-color="transparent" loext:char-shading-value="0"/>
    </style:style>
    <style:style style:name="T25" style:family="text">
      <style:text-properties fo:letter-spacing="normal"/>
    </style:style>
    <style:style style:name="T26" style:family="text">
      <style:text-properties fo:letter-spacing="0.028cm"/>
    </style:style>
    <style:style style:name="T27" style:family="text">
      <style:text-properties fo:letter-spacing="0.04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ut <text:s text:c="4"/>output</text:p>
      <text:p text:style-name="P1"><text:s text:c="13"/><text:span text:style-name="T11">abcde</text:span></text:p>
      <text:p text:style-name="P5"/>
      <text:p text:style-name="P8">00000 <text:s text:c="2"/><text:span text:style-name="T13">0</text:span><text:span text:style-name="T15">1</text:span><text:span text:style-name="T17">0</text:span><text:span text:style-name="T19">1</text:span><text:span text:style-name="T21">1</text:span></text:p>
      <text:p text:style-name="P8">00001 <text:s text:c="2"/><text:span text:style-name="T13">0</text:span><text:span text:style-name="T15">1</text:span><text:span text:style-name="T17">0</text:span><text:span text:style-name="T19">1</text:span><text:span text:style-name="T21">1</text:span></text:p>
      <text:p text:style-name="P8">00010 <text:s text:c="2"/><text:span text:style-name="T13">1</text:span><text:span text:style-name="T15">0</text:span><text:span text:style-name="T17">0</text:span><text:span text:style-name="T19">0</text:span><text:span text:style-name="T21">0</text:span></text:p>
      <text:p text:style-name="P8">00011 <text:s text:c="2"/><text:span text:style-name="T13">0</text:span><text:span text:style-name="T15">1</text:span><text:span text:style-name="T17">1</text:span><text:span text:style-name="T19">1</text:span><text:span text:style-name="T21">1</text:span></text:p>
      <text:p text:style-name="P8">00100 <text:s text:c="2"/><text:span text:style-name="T13">0</text:span><text:span text:style-name="T15">0</text:span><text:span text:style-name="T17">0</text:span><text:span text:style-name="T19">1</text:span><text:span text:style-name="T21">0</text:span></text:p>
      <text:p text:style-name="P8">00101 <text:s text:c="2"/><text:span text:style-name="T13">1</text:span><text:span text:style-name="T15">1</text:span><text:span text:style-name="T17">1</text:span><text:span text:style-name="T19">1</text:span><text:span text:style-name="T21">0</text:span></text:p>
      <text:p text:style-name="P8">00110 <text:s text:c="2"/><text:span text:style-name="T13">1</text:span><text:span text:style-name="T15">1</text:span><text:span text:style-name="T17">0</text:span><text:span text:style-name="T19">0</text:span><text:span text:style-name="T21">1</text:span></text:p>
      <text:p text:style-name="P8">00111 <text:s text:c="2"/><text:span text:style-name="T13">1</text:span><text:span text:style-name="T15">1</text:span><text:span text:style-name="T17">1</text:span><text:span text:style-name="T19">1</text:span><text:span text:style-name="T21">0</text:span></text:p>
      <text:p text:style-name="P8">01000 <text:s text:c="2"/><text:span text:style-name="T13">0</text:span><text:span text:style-name="T15">0</text:span><text:span text:style-name="T17">0</text:span><text:span text:style-name="T19">1</text:span><text:span text:style-name="T21">1</text:span></text:p>
      <text:p text:style-name="P8">01001 <text:s text:c="2"/><text:span text:style-name="T13">0</text:span><text:span text:style-name="T15">0</text:span><text:span text:style-name="T17">0</text:span><text:span text:style-name="T19">0</text:span><text:span text:style-name="T21">0</text:span></text:p>
      <text:p text:style-name="P8">01010 <text:s text:c="2"/><text:span text:style-name="T13">0</text:span><text:span text:style-name="T15">0</text:span><text:span text:style-name="T17">0</text:span><text:span text:style-name="T19">1</text:span><text:span text:style-name="T21">0</text:span></text:p>
      <text:p text:style-name="P8">01011 <text:s text:c="2"/><text:span text:style-name="T13">1</text:span><text:span text:style-name="T15">0</text:span><text:span text:style-name="T17">0</text:span><text:span text:style-name="T19">1</text:span><text:span text:style-name="T21">0</text:span></text:p>
      <text:p text:style-name="P8">01100 <text:s text:c="2"/><text:span text:style-name="T13">0</text:span><text:span text:style-name="T15">0</text:span><text:span text:style-name="T17">1</text:span><text:span text:style-name="T19">0</text:span><text:span text:style-name="T21">0</text:span></text:p>
      <text:p text:style-name="P8">01101 <text:s text:c="2"/><text:span text:style-name="T13">1</text:span><text:span text:style-name="T15">1</text:span><text:span text:style-name="T17">0</text:span><text:span text:style-name="T19">0</text:span><text:span text:style-name="T21">1</text:span></text:p>
      <text:p text:style-name="P8">01110 <text:s text:c="2"/><text:span text:style-name="T13">0</text:span><text:span text:style-name="T15">0</text:span><text:span text:style-name="T17">1</text:span><text:span text:style-name="T19">1</text:span><text:span text:style-name="T21">0</text:span></text:p>
      <text:p text:style-name="P8">01111 <text:s text:c="2"/><text:span text:style-name="T13">1</text:span><text:span text:style-name="T15">1</text:span><text:span text:style-name="T17">1</text:span><text:span text:style-name="T19">1</text:span><text:span text:style-name="T21">0</text:span></text:p>
      <text:p text:style-name="P8">10000 <text:s text:c="2"/><text:span text:style-name="T13">1</text:span><text:span text:style-name="T15">0</text:span><text:span text:style-name="T17">1</text:span><text:span text:style-name="T19">0</text:span><text:span text:style-name="T21">1</text:span></text:p>
      <text:p text:style-name="P8">10001 <text:s text:c="2"/><text:span text:style-name="T13">0</text:span><text:span text:style-name="T15">0</text:span><text:span text:style-name="T17">1</text:span><text:span text:style-name="T19">0</text:span><text:span text:style-name="T21">1</text:span></text:p>
      <text:p text:style-name="P8">10010 <text:s text:c="2"/><text:span text:style-name="T13">0</text:span><text:span text:style-name="T15">0</text:span><text:span text:style-name="T17">1</text:span><text:span text:style-name="T19">1</text:span><text:span text:style-name="T21">0</text:span></text:p>
      <text:p text:style-name="P8">10011 <text:s text:c="2"/><text:span text:style-name="T13">1</text:span><text:span text:style-name="T15">0</text:span><text:span text:style-name="T17">1</text:span><text:span text:style-name="T19">1</text:span><text:span text:style-name="T21">1</text:span></text:p>
      <text:p text:style-name="P8">10100 <text:s text:c="2"/><text:span text:style-name="T13">1</text:span><text:span text:style-name="T15">1</text:span><text:span text:style-name="T17">0</text:span><text:span text:style-name="T19">1</text:span><text:span text:style-name="T21">0</text:span></text:p>
      <text:p text:style-name="P8">10101 <text:s text:c="2"/><text:span text:style-name="T13">1</text:span><text:span text:style-name="T15">0</text:span><text:span text:style-name="T17">0</text:span><text:span text:style-name="T19">0</text:span><text:span text:style-name="T21">0</text:span></text:p>
      <text:p text:style-name="P8">10110 <text:s text:c="2"/><text:span text:style-name="T13">0</text:span><text:span text:style-name="T15">0</text:span><text:span text:style-name="T17">1</text:span><text:span text:style-name="T19">0</text:span><text:span text:style-name="T21">0</text:span></text:p>
      <text:p text:style-name="P8">10111 <text:s text:c="2"/><text:span text:style-name="T13">0</text:span><text:span text:style-name="T15">1</text:span><text:span text:style-name="T17">1</text:span><text:span text:style-name="T19">1</text:span><text:span text:style-name="T21">0</text:span></text:p>
      <text:p text:style-name="P8">11000 <text:s text:c="2"/><text:span text:style-name="T13">0</text:span><text:span text:style-name="T15">0</text:span><text:span text:style-name="T17">0</text:span><text:span text:style-name="T19">0</text:span><text:span text:style-name="T21">0</text:span></text:p>
      <text:p text:style-name="P8">11001 <text:s text:c="2"/><text:span text:style-name="T13">0</text:span><text:span text:style-name="T15">0</text:span><text:span text:style-name="T17">1</text:span><text:span text:style-name="T19">0</text:span><text:span text:style-name="T21">1</text:span></text:p>
      <text:p text:style-name="P8">11010 <text:s text:c="2"/><text:span text:style-name="T13">0</text:span><text:span text:style-name="T15">0</text:span><text:span text:style-name="T17">1</text:span><text:span text:style-name="T19">1</text:span><text:span text:style-name="T21">1</text:span></text:p>
      <text:p text:style-name="P8">11011 <text:s text:c="2"/><text:span text:style-name="T13">0</text:span><text:span text:style-name="T15">0</text:span><text:span text:style-name="T17">0</text:span><text:span text:style-name="T19">1</text:span><text:span text:style-name="T21">0</text:span></text:p>
      <text:p text:style-name="P8">11100 <text:s text:c="2"/><text:span text:style-name="T13">1</text:span><text:span text:style-name="T15">0</text:span><text:span text:style-name="T17">1</text:span><text:span text:style-name="T19">1</text:span><text:span text:style-name="T21">0</text:span></text:p>
      <text:p text:style-name="P8">11101 <text:s text:c="2"/><text:span text:style-name="T13">0</text:span><text:span text:style-name="T15">1</text:span><text:span text:style-name="T17">0</text:span><text:span text:style-name="T19">0</text:span><text:span text:style-name="T21">0</text:span></text:p>
      <text:p text:style-name="P8">11110 <text:s text:c="2"/><text:span text:style-name="T13">1</text:span><text:span text:style-name="T15">0</text:span><text:span text:style-name="T17">1</text:span><text:span text:style-name="T19">0</text:span><text:span text:style-name="T21">0</text:span></text:p>
      <text:p text:style-name="P8">11111 <text:s text:c="2"/><text:span text:style-name="T13">0</text:span><text:span text:style-name="T15">1</text:span><text:span text:style-name="T17">0</text:span><text:span text:style-name="T19">1</text:span><text:span text:style-name="T21">0</text:span></text:p>
      <text:p text:style-name="P12">Input <text:s text:c="4"/>output</text:p>
      <text:p text:style-name="P11"><text:s text:c="13"/><text:span text:style-name="T11">abcde</text:span></text:p>
      <text:p text:style-name="P6"/>
      <text:p text:style-name="P9">00000 <text:s text:c="2"/><text:span text:style-name="T13">0</text:span><text:span text:style-name="T15">1</text:span><text:span text:style-name="T17">0</text:span><text:span text:style-name="T19">1</text:span><text:span text:style-name="T21">1</text:span></text:p>
      <text:p text:style-name="P9">00001 <text:s text:c="2"/><text:span text:style-name="T13">0</text:span><text:span text:style-name="T15">1</text:span><text:span text:style-name="T17">0</text:span><text:span text:style-name="T19">1</text:span><text:span text:style-name="T21">1</text:span></text:p>
      <text:p text:style-name="P9">00010 <text:s text:c="2"/><text:span text:style-name="T13">1</text:span><text:span text:style-name="T15">0</text:span><text:span text:style-name="T17">0</text:span><text:span text:style-name="T19">0</text:span><text:span text:style-name="T21">0</text:span></text:p>
      <text:p text:style-name="P9">00011 <text:s text:c="2"/><text:span text:style-name="T13">0</text:span><text:span text:style-name="T15">1</text:span><text:span text:style-name="T17">1</text:span><text:span text:style-name="T19">1</text:span><text:span text:style-name="T21">1</text:span></text:p>
      <text:p text:style-name="P9">00100 <text:s text:c="2"/><text:span text:style-name="T13">0</text:span><text:span text:style-name="T15">0</text:span><text:span text:style-name="T17">0</text:span><text:span text:style-name="T19">1</text:span><text:span text:style-name="T21">0</text:span></text:p>
      <text:p text:style-name="P9">00101 <text:s text:c="2"/><text:span text:style-name="T13">1</text:span><text:span text:style-name="T15">1</text:span><text:span text:style-name="T17">1</text:span><text:span text:style-name="T19">1</text:span><text:span text:style-name="T21">0</text:span></text:p>
      <text:p text:style-name="P9">00110 <text:s text:c="2"/><text:span text:style-name="T13">1</text:span><text:span text:style-name="T15">1</text:span><text:span text:style-name="T17">0</text:span><text:span text:style-name="T19">0</text:span><text:span text:style-name="T21">1</text:span></text:p>
      <text:p text:style-name="P9">00111 <text:s text:c="2"/><text:span text:style-name="T13">1</text:span><text:span text:style-name="T15">1</text:span><text:span text:style-name="T17">1</text:span><text:span text:style-name="T19">1</text:span><text:span text:style-name="T21">0</text:span></text:p>
      <text:p text:style-name="P10"><text:span text:style-name="T11">...</text:span></text:p>
      <text:p text:style-name="P9">11000 <text:s text:c="2"/><text:span text:style-name="T13">0</text:span><text:span text:style-name="T15">0</text:span><text:span text:style-name="T17">0</text:span><text:span text:style-name="T19">0</text:span><text:span text:style-name="T21">0</text:span></text:p>
      <text:p text:style-name="P9">11001 <text:s text:c="2"/><text:span text:style-name="T13">0</text:span><text:span text:style-name="T15">0</text:span><text:span text:style-name="T17">1</text:span><text:span text:style-name="T19">0</text:span><text:span text:style-name="T21">1</text:span></text:p>
      <text:p text:style-name="P9">11010 <text:s text:c="2"/><text:span text:style-name="T13">0</text:span><text:span text:style-name="T15">0</text:span><text:span text:style-name="T17">1</text:span><text:span text:style-name="T19">1</text:span><text:span text:style-name="T21">1</text:span></text:p>
      <text:p text:style-name="P9">11011 <text:s text:c="2"/><text:span text:style-name="T13">0</text:span><text:span text:style-name="T15">0</text:span><text:span text:style-name="T17">0</text:span><text:span text:style-name="T19">1</text:span><text:span text:style-name="T21">0</text:span></text:p>
      <text:p text:style-name="P9">11100 <text:s text:c="2"/><text:span text:style-name="T13">1</text:span><text:span text:style-name="T15">0</text:span><text:span text:style-name="T17">1</text:span><text:span text:style-name="T19">1</text:span><text:span text:style-name="T21">0</text:span></text:p>
      <text:p text:style-name="P9">11101 <text:s text:c="2"/><text:span text:style-name="T13">0</text:span><text:span text:style-name="T15">1</text:span><text:span text:style-name="T17">0</text:span><text:span text:style-name="T19">0</text:span><text:span text:style-name="T21">0</text:span></text:p>
      <text:p text:style-name="P9">11110 <text:s text:c="2"/><text:span text:style-name="T13">1</text:span><text:span text:style-name="T15">0</text:span><text:span text:style-name="T17">1</text:span><text:span text:style-name="T19">0</text:span><text:span text:style-name="T21">0</text:span></text:p>
      <text:p text:style-name="P7"><text:span text:style-name="T25">11111 <text:s text:c="2"/></text:span><text:span text:style-name="T2">0</text:span><text:span text:style-name="T4">1</text:span><text:span text:style-name="T6">0</text:span><text:span text:style-name="T8">1</text:span><text:span text:style-name="T10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6:07:02.173127896</meta:creation-date>
    <dc:date>2019-01-07T16:32:53.643615702</dc:date>
    <meta:editing-duration>PT41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103" meta:character-count="695" meta:non-whitespace-character-count="515"/>
  </office:meta>
</office:document-meta>
</file>